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65cm" fo:min-width="3.4cm"/>
    </style:style>
    <style:style style:name="gr2" style:family="graphic" style:parent-style-name="standard">
      <style:graphic-properties draw:textarea-horizontal-align="justify" draw:textarea-vertical-align="middle" draw:auto-grow-height="false" fo:min-height="1.75cm" fo:min-width="4.5cm"/>
    </style:style>
    <style:style style:name="gr3" style:family="graphic" style:parent-style-name="standard">
      <style:graphic-properties svg:stroke-color="#c0c0c0" draw:fill-color="#666666" draw:textarea-horizontal-align="justify" draw:textarea-vertical-align="middle" draw:auto-grow-height="false" fo:min-height="1.75cm" fo:min-width="4.5cm"/>
    </style:style>
    <style:style style:name="gr4" style:family="graphic" style:parent-style-name="standard">
      <style:graphic-properties draw:textarea-horizontal-align="justify" draw:textarea-vertical-align="middle" draw:auto-grow-height="false" fo:min-height="1.75cm" fo:min-width="5.5cm"/>
    </style:style>
    <style:style style:name="gr5" style:family="graphic" style:parent-style-name="objectwithoutfill">
      <style:graphic-properties svg:stroke-width="0.1cm" svg:stroke-color="#ff00ff" draw:marker-start="Arrow" draw:marker-start-width="0.6cm" draw:marker-end="Arrow" draw:marker-end-width="0.6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0000ff" draw:marker-start="Arrow" draw:marker-start-width="0.6cm" draw:marker-end="Arrow" draw:marker-end-width="0.6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svg:stroke-color="#00ff00" draw:marker-start="Arrow" draw:marker-start-width="0.6cm" draw:marker-end="Arrow" draw:marker-end-width="0.6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cm" svg:stroke-color="#ff0000" draw:marker-start="Arrow" draw:marker-start-width="0.6cm" draw:marker-end="Arrow" draw:marker-end-width="0.6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svg:stroke-color="#808080" draw:marker-start="Arrow" draw:marker-start-width="0.6cm" draw:marker-end="Circle" draw:marker-end-width="0.6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.676cm" fo:min-width="1.538cm" fo:wrap-option="no-wrap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0.676cm" fo:min-width="2.094cm" fo:wrap-option="no-wrap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0.676cm" fo:min-width="1.168cm" fo:wrap-option="no-wrap"/>
    </style:style>
    <style:style style:name="gr13" style:family="graphic" style:parent-style-name="standard">
      <style:graphic-properties draw:textarea-horizontal-align="justify" draw:textarea-vertical-align="middle" draw:auto-grow-height="false" fo:min-height="1.701cm" fo:min-width="4.5cm"/>
    </style:style>
    <style:style style:name="P1" style:family="paragraph">
      <style:paragraph-properties fo:text-align="center"/>
    </style:style>
    <style:style style:name="P2" style:family="paragraph">
      <loext:graphic-properties draw:fill-color="#666666"/>
      <style:paragraph-properties fo:text-align="center"/>
    </style:style>
    <style:style style:name="P3" style:family="paragraph">
      <style:paragraph-properties fo:margin-left="0cm" fo:margin-right="0cm" fo:text-align="center" fo:text-indent="0cm"/>
      <style:text-properties style:font-name="Liberation Sans" fo:font-size="18pt" style:letter-kerning="true" style:font-name-asian="Source Han Sans CN Regular" style:font-size-asian="18pt" style:font-name-complex="Lohit Devanagari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3.9cm" svg:height="2.9cm" svg:x="8.1cm" svg:y="13.8cm">
          <text:p text:style-name="P1">Raspberry</text:p>
          <text:p text:style-name="P1">Pi Zero W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5cm" svg:height="2cm" svg:x="1cm" svg:y="19.5cm">
          <text:p text:style-name="P1">PiTFT</text:p>
          <text:p text:style-name="P1">Display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5cm" svg:height="2cm" svg:x="1cm" svg:y="14.25cm">
          <text:p text:style-name="P1">GPS</text:p>
          <text:p text:style-name="P1">MTK3339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5" draw:id="id5" draw:layer="layout" svg:width="5cm" svg:height="2cm" svg:x="15cm" svg:y="14.25cm">
          <text:p text:style-name="P1">PiMoroni</text:p>
          <text:p text:style-name="P1">LiPo Zero</text:p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5cm" svg:height="2cm" svg:x="15cm" svg:y="26.7cm">
          <text:p text:style-name="P1">MAX17043</text:p>
          <text:p text:style-name="P1">Fuel gauge</text:p>
          <draw:enhanced-geometry svg:viewBox="0 0 21600 21600" draw:type="rectangle" draw:enhanced-path="M 0 0 L 21600 0 21600 21600 0 21600 0 0 Z N"/>
        </draw:custom-shape>
        <draw:custom-shape draw:style-name="gr4" draw:text-style-name="P1" xml:id="id8" draw:id="id8" draw:layer="layout" svg:width="6cm" svg:height="2cm" svg:x="14cm" svg:y="10.3cm">
          <text:p text:style-name="P1">BLE</text:p>
          <text:p text:style-name="P1">Heart Rate</text:p>
          <draw:enhanced-geometry svg:viewBox="0 0 21600 21600" draw:type="rectangle" draw:enhanced-path="M 0 0 L 21600 0 21600 21600 0 21600 0 0 Z N"/>
        </draw:custom-shape>
        <draw:custom-shape draw:style-name="gr4" draw:text-style-name="P1" xml:id="id9" draw:id="id9" draw:layer="layout" svg:width="6cm" svg:height="2cm" svg:x="14cm" svg:y="7.3cm">
          <text:p text:style-name="P1">BLE</text:p>
          <text:p text:style-name="P1">Speed &amp; Cadence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5cm" svg:height="2cm" svg:x="15cm" svg:y="21.8cm">
          <text:p text:style-name="P1">LiPo Battery</text:p>
          <text:p text:style-name="P1">Charger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5cm" svg:height="2cm" svg:x="1cm" svg:y="9.8cm">
          <text:p text:style-name="P3">Accelerometer</text:p>
          <text:p text:style-name="P3">MMA8451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6cm" svg:y1="15.25cm" svg:x2="8.1cm" svg:y2="15.25cm" draw:start-shape="id1" draw:start-glue-point="1" draw:end-shape="id2" draw:end-glue-point="3" svg:d="M6000 15250h2100" svg:viewBox="0 0 2101 1">
          <text:p/>
        </draw:connector>
        <draw:connector draw:style-name="gr6" draw:text-style-name="P4" draw:layer="layout" svg:x1="6cm" svg:y1="10.8cm" svg:x2="10.05cm" svg:y2="13.8cm" draw:start-shape="id3" draw:start-glue-point="1" draw:end-shape="id2" draw:end-glue-point="0" svg:d="M6000 10800h4050v3000" svg:viewBox="0 0 4051 3001">
          <text:p/>
        </draw:connector>
        <draw:connector draw:style-name="gr7" draw:text-style-name="P4" draw:layer="layout" svg:x1="6cm" svg:y1="20.5cm" svg:x2="10.05cm" svg:y2="16.7cm" draw:start-shape="id4" draw:start-glue-point="1" draw:end-shape="id2" draw:end-glue-point="2" svg:d="M6000 20500h4050v-3800" svg:viewBox="0 0 4051 3801">
          <text:p/>
        </draw:connector>
        <draw:connector draw:style-name="gr8" draw:text-style-name="P4" draw:layer="layout" svg:x1="12cm" svg:y1="15.25cm" svg:x2="15cm" svg:y2="15.25cm" draw:start-shape="id2" draw:start-glue-point="1" draw:end-shape="id5" draw:end-glue-point="3" svg:d="M12000 15250h3000" svg:viewBox="0 0 3001 1">
          <text:p/>
        </draw:connector>
        <draw:connector draw:style-name="gr8" draw:text-style-name="P4" draw:layer="layout" svg:x1="17.5cm" svg:y1="16.25cm" svg:x2="17.5cm" svg:y2="21.8cm" draw:start-shape="id5" draw:start-glue-point="2" draw:end-shape="id6" draw:end-glue-point="0" svg:d="M17500 16250v5550" svg:viewBox="0 0 1 5551">
          <text:p/>
        </draw:connector>
        <draw:connector draw:style-name="gr8" draw:text-style-name="P4" draw:layer="layout" svg:x1="17.5cm" svg:y1="23.8cm" svg:x2="17.5cm" svg:y2="26.7cm" draw:start-shape="id6" draw:start-glue-point="2" draw:end-shape="id7" draw:end-glue-point="0" svg:d="M17500 23800v2900" svg:viewBox="0 0 1 2901">
          <text:p/>
        </draw:connector>
        <draw:connector draw:style-name="gr9" draw:text-style-name="P4" xml:id="id10" draw:id="id10" draw:layer="layout" svg:x1="14cm" svg:y1="11.3cm" svg:x2="11.053cm" svg:y2="11.325cm" draw:start-shape="id8" draw:start-glue-point="3" svg:d="M14000 11300h-1724v25h-1223" svg:viewBox="0 0 2948 26">
          <text:p/>
        </draw:connector>
        <draw:connector draw:style-name="gr9" draw:text-style-name="P4" draw:layer="layout" draw:line-skew="1.947cm" svg:x1="14cm" svg:y1="8.3cm" svg:x2="11.053cm" svg:y2="11.325cm" draw:start-shape="id9" draw:end-shape="id10" draw:end-glue-point="3" svg:d="M14000 8300h-1500v3025h-1447" svg:viewBox="0 0 2948 3026">
          <text:p/>
        </draw:connector>
        <draw:custom-shape draw:style-name="gr10" draw:text-style-name="P5" draw:layer="layout" svg:width="2.2cm" svg:height="1cm" svg:x="7cm" svg:y="21.7cm">
          <text:p text:style-name="P1">SPI</text:p>
          <draw:enhanced-geometry svg:viewBox="0 0 21600 21600" draw:text-areas="800 800 20800 20800" draw:type="round-rectangular-callout" draw:modifiers="22345.8427987278 -25958.84115884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5" draw:layer="layout" svg:width="2.8cm" svg:height="1cm" svg:x="4.2cm" svg:y="17.5cm">
          <text:p text:style-name="P1">SERIAL</text:p>
          <draw:enhanced-geometry svg:viewBox="0 0 21600 21600" draw:mirror-horizontal="false" draw:mirror-vertical="false" draw:text-areas="800 800 20800 20800" draw:type="round-rectangular-callout" draw:modifiers="22880.1142449125 -48076.72327672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5" draw:layer="layout" svg:width="2.8cm" svg:height="1cm" svg:x="11cm" svg:y="17.6cm">
          <text:p text:style-name="P1">POWER</text:p>
          <draw:enhanced-geometry svg:viewBox="0 0 21600 21600" draw:text-areas="800 800 20800 20800" draw:type="round-rectangular-callout" draw:modifiers="18993.5023205998 -50234.56543456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5" draw:layer="layout" svg:width="1.8cm" svg:height="1cm" svg:x="7.4cm" svg:y="11.6cm">
          <text:p text:style-name="P1">I2C</text:p>
          <draw:enhanced-geometry svg:viewBox="0 0 21600 21600" draw:text-areas="800 800 20800 20800" draw:type="round-rectangular-callout" draw:modifiers="20904.3864519711 -16701.69830169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5" draw:layer="layout" svg:width="1.8cm" svg:height="1cm" svg:x="10.4cm" svg:y="7.1cm">
          <text:p text:style-name="P1">BLE</text:p>
          <draw:enhanced-geometry svg:viewBox="0 0 21600 21600" draw:text-areas="800 800 20800 20800" draw:type="round-rectangular-callout" draw:modifiers="24406.4408661855 54377.62237762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" xml:id="id11" draw:id="id11" draw:layer="layout" svg:width="5cm" svg:height="1.951cm" svg:x="1cm" svg:y="7.2cm">
          <text:p text:style-name="P1">Bosch</text:p>
          <text:p text:style-name="P1">BMP280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6cm" svg:y1="8.175cm" svg:x2="10.05cm" svg:y2="13.8cm" draw:start-shape="id11" draw:start-glue-point="1" draw:end-shape="id2" draw:end-glue-point="0" svg:d="M6000 8175h4050v5625" svg:viewBox="0 0 4051 5626">
          <text:p/>
        </draw:connector>
        <draw:custom-shape draw:style-name="gr13" draw:text-style-name="P1" xml:id="id12" draw:id="id12" draw:layer="layout" svg:width="5cm" svg:height="1.951cm" svg:x="1cm" svg:y="4.6cm">
          <text:p text:style-name="P1">Real Time Clock</text:p>
          <text:p text:style-name="P1">DS3231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6cm" svg:y1="5.575cm" svg:x2="10.05cm" svg:y2="13.8cm" draw:start-shape="id12" draw:start-glue-point="1" draw:end-shape="id2" draw:end-glue-point="0" svg:d="M6000 5575h4050v8225" svg:viewBox="0 0 4051 8226">
          <text:p/>
        </draw:connector>
        <draw:custom-shape draw:style-name="gr2" draw:text-style-name="P1" xml:id="id13" draw:id="id13" draw:layer="layout" svg:width="5cm" svg:height="2cm" svg:x="1cm" svg:y="2cm">
          <text:p text:style-name="P1">PiTFT</text:p>
          <text:p text:style-name="P1">Touchscreen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6cm" svg:y1="3cm" svg:x2="10.05cm" svg:y2="13.8cm" draw:start-shape="id13" draw:start-glue-point="1" draw:end-shape="id2" draw:end-glue-point="0" svg:d="M6000 3000h4050v10800" svg:viewBox="0 0 4051 10801">
          <text:p/>
        </draw:connector>
        <draw:custom-shape draw:style-name="gr2" draw:text-style-name="P1" xml:id="id14" draw:id="id14" draw:layer="layout" svg:width="5cm" svg:height="2cm" svg:x="5.6cm" svg:y="26.7cm">
          <text:p text:style-name="P1">LiPo Battery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svg:x1="15cm" svg:y1="27.7cm" svg:x2="10.6cm" svg:y2="27.7cm" draw:start-shape="id7" draw:start-glue-point="3" draw:end-shape="id14" draw:end-glue-point="1" svg:d="M15000 27700h-4400" svg:viewBox="0 0 44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rzemo Firszt</meta:initial-creator>
    <meta:creation-date>2017-03-17T22:30:01.152747437</meta:creation-date>
    <dc:date>2018-11-26T09:32:09.395899462</dc:date>
    <dc:creator>Przemo Firszt</dc:creator>
    <meta:editing-duration>PT13M33S</meta:editing-duration>
    <meta:editing-cycles>6</meta:editing-cycles>
    <meta:generator>LibreOffice/6.0.6.2$Linux_X86_64 LibreOffice_project/00$Build-2</meta:generator>
    <meta:document-statistic meta:object-count="30"/>
  </office:meta>
</office:document-meta>
</file>